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KR" svg:font-family="'Noto Sans CJK KR'" style:font-family-generic="system" style:font-pitch="variable"/>
    <style:font-face style:name="Noto Serif CJK KR" svg:font-family="'Noto Serif CJK KR'" style:font-family-generic="system" style:font-pitch="variable"/>
  </office:font-face-decls>
  <office:automatic-styles>
    <style:style style:name="P1" style:family="paragraph" style:parent-style-name="Subtitle">
      <style:text-properties officeooo:rsid="00143f79" officeooo:paragraph-rsid="00143f79"/>
    </style:style>
    <style:style style:name="P2" style:family="paragraph" style:parent-style-name="Subtitle">
      <style:text-properties officeooo:rsid="002cc986" officeooo:paragraph-rsid="002cc986"/>
    </style:style>
    <style:style style:name="P3" style:family="paragraph" style:parent-style-name="Subtitle">
      <style:text-properties officeooo:rsid="0044c318" officeooo:paragraph-rsid="0044c318"/>
    </style:style>
    <style:style style:name="P4" style:family="paragraph" style:parent-style-name="Text_20_body">
      <style:paragraph-properties fo:text-align="justify" style:justify-single-word="false"/>
      <style:text-properties fo:font-style="normal" officeooo:rsid="00124b17" officeooo:paragraph-rsid="00124b17" style:font-style-asian="normal" style:font-style-complex="normal"/>
    </style:style>
    <style:style style:name="P5" style:family="paragraph" style:parent-style-name="Text_20_body">
      <style:paragraph-properties fo:text-align="justify" style:justify-single-word="false"/>
      <style:text-properties officeooo:rsid="0015275b" officeooo:paragraph-rsid="0015275b"/>
    </style:style>
    <style:style style:name="P6" style:family="paragraph" style:parent-style-name="Text_20_body">
      <style:paragraph-properties fo:text-align="justify" style:justify-single-word="false"/>
      <style:text-properties officeooo:rsid="002e6a58" officeooo:paragraph-rsid="002e6a58"/>
    </style:style>
    <style:style style:name="P7" style:family="paragraph" style:parent-style-name="Text_20_body">
      <style:paragraph-properties fo:text-align="justify" style:justify-single-word="false"/>
      <style:text-properties officeooo:rsid="0045b73d" officeooo:paragraph-rsid="0045b73d"/>
    </style:style>
    <style:style style:name="P8" style:family="paragraph" style:parent-style-name="Title">
      <style:text-properties fo:font-style="italic" officeooo:rsid="00124b17" officeooo:paragraph-rsid="00124b17" style:font-style-asian="italic" style:font-style-complex="italic"/>
    </style:style>
    <style:style style:name="P9" style:family="paragraph" style:parent-style-name="Title">
      <style:text-properties officeooo:rsid="002cc986" officeooo:paragraph-rsid="002cc986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567d7" style:font-style-asian="italic" style:font-style-complex="italic"/>
    </style:style>
    <style:style style:name="T3" style:family="text">
      <style:text-properties fo:font-style="italic" officeooo:rsid="00194680" style:font-style-asian="italic" style:font-style-complex="italic"/>
    </style:style>
    <style:style style:name="T4" style:family="text">
      <style:text-properties fo:font-style="italic" officeooo:rsid="001ac750" style:font-style-asian="italic" style:font-style-complex="italic"/>
    </style:style>
    <style:style style:name="T5" style:family="text">
      <style:text-properties fo:font-style="italic" officeooo:rsid="004e1d21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567d7" style:font-style-asian="normal" style:font-style-complex="normal"/>
    </style:style>
    <style:style style:name="T8" style:family="text">
      <style:text-properties fo:font-style="normal" officeooo:rsid="0015a3b6" style:font-style-asian="normal" style:font-style-complex="normal"/>
    </style:style>
    <style:style style:name="T9" style:family="text">
      <style:text-properties fo:font-style="normal" officeooo:rsid="00181fc2" style:font-style-asian="normal" style:font-style-complex="normal"/>
    </style:style>
    <style:style style:name="T10" style:family="text">
      <style:text-properties fo:font-style="normal" officeooo:rsid="00194680" style:font-style-asian="normal" style:font-style-complex="normal"/>
    </style:style>
    <style:style style:name="T11" style:family="text">
      <style:text-properties fo:font-style="normal" officeooo:rsid="001a75b0" style:font-style-asian="normal" style:font-style-complex="normal"/>
    </style:style>
    <style:style style:name="T12" style:family="text">
      <style:text-properties fo:font-style="normal" officeooo:rsid="001ac750" style:font-style-asian="normal" style:font-style-complex="normal"/>
    </style:style>
    <style:style style:name="T13" style:family="text">
      <style:text-properties fo:font-style="normal" officeooo:rsid="001b6fd1" style:font-style-asian="normal" style:font-style-complex="normal"/>
    </style:style>
    <style:style style:name="T14" style:family="text">
      <style:text-properties fo:font-style="normal" officeooo:rsid="001e0a70" style:font-style-asian="normal" style:font-style-complex="normal"/>
    </style:style>
    <style:style style:name="T15" style:family="text">
      <style:text-properties fo:font-style="normal" officeooo:rsid="00205e61" style:font-style-asian="normal" style:font-style-complex="normal"/>
    </style:style>
    <style:style style:name="T16" style:family="text">
      <style:text-properties fo:font-style="normal" officeooo:rsid="0021ecd0" style:font-style-asian="normal" style:font-style-complex="normal"/>
    </style:style>
    <style:style style:name="T17" style:family="text">
      <style:text-properties fo:font-style="normal" officeooo:rsid="0023a4df" style:font-style-asian="normal" style:font-style-complex="normal"/>
    </style:style>
    <style:style style:name="T18" style:family="text">
      <style:text-properties fo:font-style="normal" officeooo:rsid="00258754" style:font-style-asian="normal" style:font-style-complex="normal"/>
    </style:style>
    <style:style style:name="T19" style:family="text">
      <style:text-properties fo:font-style="normal" officeooo:rsid="0026365f" style:font-style-asian="normal" style:font-style-complex="normal"/>
    </style:style>
    <style:style style:name="T20" style:family="text">
      <style:text-properties fo:font-style="normal" officeooo:rsid="00272243" style:font-style-asian="normal" style:font-style-complex="normal"/>
    </style:style>
    <style:style style:name="T21" style:family="text">
      <style:text-properties fo:font-style="normal" officeooo:rsid="00281da2" style:font-style-asian="normal" style:font-style-complex="normal"/>
    </style:style>
    <style:style style:name="T22" style:family="text">
      <style:text-properties fo:font-style="normal" officeooo:rsid="002a0201" style:font-style-asian="normal" style:font-style-complex="normal"/>
    </style:style>
    <style:style style:name="T23" style:family="text">
      <style:text-properties fo:font-style="normal" officeooo:rsid="004e1d21" style:font-style-asian="normal" style:font-style-complex="normal"/>
    </style:style>
    <style:style style:name="T24" style:family="text">
      <style:text-properties fo:font-style="normal" officeooo:rsid="00517f6f" style:font-style-asian="normal" style:font-style-complex="normal"/>
    </style:style>
    <style:style style:name="T25" style:family="text">
      <style:text-properties fo:font-style="normal" officeooo:rsid="0052c09a" style:font-style-asian="normal" style:font-style-complex="normal"/>
    </style:style>
    <style:style style:name="T26" style:family="text">
      <style:text-properties fo:font-style="normal" officeooo:rsid="00546f8b" style:font-style-asian="normal" style:font-style-complex="normal"/>
    </style:style>
    <style:style style:name="T27" style:family="text">
      <style:text-properties fo:font-style="normal" officeooo:rsid="0054a79d" style:font-style-asian="normal" style:font-style-complex="normal"/>
    </style:style>
    <style:style style:name="T28" style:family="text">
      <style:text-properties fo:font-style="normal" officeooo:rsid="0055a3c5" style:font-style-asian="normal" style:font-style-complex="normal"/>
    </style:style>
    <style:style style:name="T29" style:family="text">
      <style:text-properties fo:font-style="normal" officeooo:rsid="00573875" style:font-style-asian="normal" style:font-style-complex="normal"/>
    </style:style>
    <style:style style:name="T30" style:family="text">
      <style:text-properties fo:font-style="normal" officeooo:rsid="005a256f" style:font-style-asian="normal" style:font-style-complex="normal"/>
    </style:style>
    <style:style style:name="T31" style:family="text">
      <style:text-properties fo:font-style="normal" officeooo:rsid="005a3fdd" style:font-style-asian="normal" style:font-style-complex="normal"/>
    </style:style>
    <style:style style:name="T32" style:family="text">
      <style:text-properties fo:font-style="normal" officeooo:rsid="005abf7f" style:font-style-asian="normal" style:font-style-complex="normal"/>
    </style:style>
    <style:style style:name="T33" style:family="text">
      <style:text-properties fo:font-style="normal" officeooo:rsid="005b37df" style:font-style-asian="normal" style:font-style-complex="normal"/>
    </style:style>
    <style:style style:name="T34" style:family="text">
      <style:text-properties fo:font-style="normal" officeooo:rsid="005c7074" style:font-style-asian="normal" style:font-style-complex="normal"/>
    </style:style>
    <style:style style:name="T35" style:family="text">
      <style:text-properties fo:font-style="normal" officeooo:rsid="005c9e6e" style:font-style-asian="normal" style:font-style-complex="normal"/>
    </style:style>
    <style:style style:name="T36" style:family="text">
      <style:text-properties officeooo:rsid="0012c056"/>
    </style:style>
    <style:style style:name="T37" style:family="text">
      <style:text-properties officeooo:rsid="001567d7"/>
    </style:style>
    <style:style style:name="T38" style:family="text">
      <style:text-properties officeooo:rsid="003020c2"/>
    </style:style>
    <style:style style:name="T39" style:family="text">
      <style:text-properties officeooo:rsid="00309812"/>
    </style:style>
    <style:style style:name="T40" style:family="text">
      <style:text-properties officeooo:rsid="00327718"/>
    </style:style>
    <style:style style:name="T41" style:family="text">
      <style:text-properties officeooo:rsid="00336e23"/>
    </style:style>
    <style:style style:name="T42" style:family="text">
      <style:text-properties officeooo:rsid="0034a5bf"/>
    </style:style>
    <style:style style:name="T43" style:family="text">
      <style:text-properties officeooo:rsid="003625a2"/>
    </style:style>
    <style:style style:name="T44" style:family="text">
      <style:text-properties officeooo:rsid="0036b343"/>
    </style:style>
    <style:style style:name="T45" style:family="text">
      <style:text-properties officeooo:rsid="0039ee50"/>
    </style:style>
    <style:style style:name="T46" style:family="text">
      <style:text-properties officeooo:rsid="003b3450"/>
    </style:style>
    <style:style style:name="T47" style:family="text">
      <style:text-properties officeooo:rsid="003d1f55"/>
    </style:style>
    <style:style style:name="T48" style:family="text">
      <style:text-properties officeooo:rsid="003d9682"/>
    </style:style>
    <style:style style:name="T49" style:family="text">
      <style:text-properties officeooo:rsid="003df192"/>
    </style:style>
    <style:style style:name="T50" style:family="text">
      <style:text-properties officeooo:rsid="003f95d7"/>
    </style:style>
    <style:style style:name="T51" style:family="text">
      <style:text-properties officeooo:rsid="00405d29"/>
    </style:style>
    <style:style style:name="T52" style:family="text">
      <style:text-properties officeooo:rsid="00410d9c"/>
    </style:style>
    <style:style style:name="T53" style:family="text">
      <style:text-properties officeooo:rsid="004230ef"/>
    </style:style>
    <style:style style:name="T54" style:family="text">
      <style:text-properties officeooo:rsid="00437154"/>
    </style:style>
    <style:style style:name="T55" style:family="text">
      <style:text-properties officeooo:rsid="0045d508"/>
    </style:style>
    <style:style style:name="T56" style:family="text">
      <style:text-properties officeooo:rsid="0046c55c"/>
    </style:style>
    <style:style style:name="T57" style:family="text">
      <style:text-properties officeooo:rsid="00487731"/>
    </style:style>
    <style:style style:name="T58" style:family="text">
      <style:text-properties officeooo:rsid="00492a70"/>
    </style:style>
    <style:style style:name="T59" style:family="text">
      <style:text-properties officeooo:rsid="004a4cf7"/>
    </style:style>
    <style:style style:name="T60" style:family="text">
      <style:text-properties officeooo:rsid="004c2397"/>
    </style:style>
    <style:style style:name="T61" style:family="text">
      <style:text-properties officeooo:rsid="004e1d2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EST MODUS IN REBUS</text:p>
      <text:p text:style-name="P4">All’apertura delle <text:span text:style-name="T1">Satire</text:span> è affrontato il tema dell’incontentabilità umana e dunque dell’avidità; l’incontentabilità causa invidia per le sorti altrui, ritenute migliori. Ma il rimprovero di Orazio è chiaro: l’uomo deve, per salvaguardarsi, agire entro la misura che risiede in tutte le cose. <text:span text:style-name="T36">Il destinatario è Mecenate, il protettore e il grande amico del poeta, nonché il più stretto collaboratore di Augusto.</text:span></text:p>
      <text:p text:style-name="P1">Lo stile del testo</text:p>
      <text:p text:style-name="P5">Il tema del testo è introdotto con una <text:span text:style-name="T37">domanda confidenziale a Mecenate: l’uomo è incontentabile e questa sua caratteristica lo porta ad essere invidioso e avido. Il contrasto tra i termini </text:span><text:span text:style-name="T2">ratio</text:span><text:span text:style-name="T7"> e </text:span><text:span text:style-name="T2">fors</text:span><text:span text:style-name="T7"> è utile a capire come per il poeta la vita umana sia regolata dall’equilibrio tra queste due </text:span><text:span text:style-name="T8">forze opposte</text:span><text:span text:style-name="T7">.<text:line-break/></text:span><text:span text:style-name="T9">Orazio riporta </text:span><text:span text:style-name="T10">la massima “</text:span><text:span text:style-name="T3">Est modus in rebus”, </text:span><text:span text:style-name="T10">attribuita a uno dei Sette Sapienti: è tra i </text:span><text:span text:style-name="T3">fines</text:span><text:span text:style-name="T10"> che si colloca “il giusto mezzo”, la virtù, </text:span><text:span text:style-name="T11">che </text:span><text:span text:style-name="T12">evoca il principio dell’</text:span><text:span text:style-name="T4">aurea mediocritas</text:span><text:span text:style-name="T12">, </text:span><text:span text:style-name="T13">secondo la quale si evitano gli eccessi a favore di un’accettazione della propria sorte; in caso contrario, ci lasceremmo sopraffare da dei desideri incontentabili e passeremmo la vita ad accumulare cose vane. </text:span><text:span text:style-name="T14">Inoltre, prendendo esempi dalla vita agricola e dalle corse coi cavalli, </text:span><text:span text:style-name="T15">Orazio dimostra come </text:span><text:span text:style-name="T16">ci sia sempre qualcuno </text:span><text:span text:style-name="T17">in grado di superarci.<text:line-break/></text:span><text:span text:style-name="T18">Congedarsi dalla vita soddisfatti </text:span><text:span text:style-name="T19">è un privilegio di pochi </text:span><text:span text:style-name="T20">ed è paragonato all’alzarsi da tavola sazi </text:span><text:span text:style-name="T21">e appagati </text:span><text:span text:style-name="T22">(paragone di ascendenza epicurea).</text:span></text:p>
      <text:p text:style-name="P5"><text:span text:style-name="T22"/></text:p>
      <text:p text:style-name="P9">La favola dei due topi</text:p>
      <text:p text:style-name="P2">L’incipit del componimento</text:p>
      <text:p text:style-name="P6">Orazio introduce questo componimento <text:span text:style-name="T38">con un’intima soddisfazione per il regalo della villa in Sabina, </text:span><text:span text:style-name="T39">nella quale </text:span><text:span text:style-name="T40">si sarebbe potuto riparare </text:span><text:span text:style-name="T41">dal caos di Roma; </text:span><text:span text:style-name="T42">invoca il dio Mercurio affinché questo desiderio di tranquillità si possa avverare </text:span><text:span text:style-name="T43">e conclude esaltando la </text:span><text:span text:style-name="T44">propria rettitudine e la modestia delle proprie aspirazioni, </text:span><text:span text:style-name="T45">nonché augurandosi di </text:span><text:span text:style-name="T46">poter</text:span><text:span text:style-name="T45"> sempre </text:span><text:span text:style-name="T46">contare su di </text:span><text:span text:style-name="T45">un’intelligenza fine.<text:line-break/></text:span><text:span text:style-name="T47">Nel seguito </text:span><text:span text:style-name="T48">Orazio passa a rievocare la vita tranquilla </text:span><text:span text:style-name="T49">che conduce quando </text:span><text:span text:style-name="T50">ha la possibilità di soggiornare nella sua villa, ben diversa rispetto a Roma. </text:span><text:span text:style-name="T51">E In questo contesto che trova spazio la favola del topo </text:span><text:span text:style-name="T52">di campagna e del topo di città; questa favola, narrata per bocca di Cervio, </text:span><text:span text:style-name="T53">un amabile vicino di casa di Orazio, </text:span><text:span text:style-name="T54">istituisce una netta contrapposizione tra la vita urbana e quella rustica.</text:span></text:p>
      <text:p text:style-name="P3"><text:soft-page-break/>Il significato del testo</text:p>
      <text:p text:style-name="P7">Il primo tema è sicuramente la riconoscenza verso Mecenate, <text:span text:style-name="T55">che ha riconosciuto nel poeta l’ingegno e il rigore morale </text:span><text:span text:style-name="T56">di cui Orazio si fa forte. </text:span><text:span text:style-name="T57">A questo tema </text:span><text:span text:style-name="T58">è </text:span><text:span text:style-name="T59">strettamente legato </text:span><text:span text:style-name="T60">il secondo tema: l’elogio alla vita campestre, </text:span><text:span text:style-name="T61">che culmina nella celebre </text:span><text:span text:style-name="T5">fabella</text:span><text:span text:style-name="T23"> del topo di campagna e del topo di città. </text:span><text:span text:style-name="T24">I due animaletti simboleggiano </text:span><text:span text:style-name="T25">due modi di vivere antitetici </text:span><text:span text:style-name="T26">e non è difficile intuire in quale dei due si identifichi </text:span><text:span text:style-name="T28">il poeta, ch</text:span><text:span text:style-name="T27">e </text:span><text:span text:style-name="T28">fugge</text:span><text:span text:style-name="T27"> dai fastidi della frenetica vita di città, dove ormai, conosciuto come amico intimo di Mecenate, non può muoversi senza essere importunato da qualcuno che, per invidia, opportunismo o semplice curiosità, gli fa perdere tempo in chiacchiere inutili. </text:span><text:span text:style-name="T28">Orazio si presenta </text:span><text:span text:style-name="T29">nelle vesti </text:span><text:span text:style-name="T30">di vittima impotente di importuni seccatori. </text:span><text:span text:style-name="T31">Sebbene </text:span><text:span text:style-name="T32">la vita in campagna sia sobria e talvolta faticosa, la vita cittadina, dietro una sottile apparenza di lusso e mondanità, </text:span><text:span text:style-name="T33">cela insidie e pericoli: </text:span><text:span text:style-name="T34">è questo il messaggio che emerge dalla favol</text:span><text:span text:style-name="T35">a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KR" svg:font-family="'Noto Sans CJK KR'" style:font-family-generic="system" style:font-pitch="variable"/>
    <style:font-face style:name="Noto Serif CJK KR" svg:font-family="'Noto Serif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K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K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fo:font-size="14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0T09:27:28.309226975</meta:creation-date>
    <dc:date>2021-01-10T10:27:43.692800206</dc:date>
    <meta:editing-duration>PT59M42S</meta:editing-duration>
    <meta:editing-cycles>69</meta:editing-cycles>
    <meta:generator>LibreOffice/6.4.6.2$Linux_X86_64 LibreOffice_project/40$Build-2</meta:generator>
    <meta:document-statistic meta:table-count="0" meta:image-count="0" meta:object-count="0" meta:page-count="2" meta:paragraph-count="9" meta:word-count="525" meta:character-count="3285" meta:non-whitespace-character-count="2768"/>
  </office:meta>
</office:document-meta>
</file>